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number:number-style style:name="N3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"/>
    <style:style style:name="ce3" style:family="table-cell" style:parent-style-name="Default" style:data-style-name="N30002"/>
    <style:style style:name="ce4" style:family="table-cell" style:parent-style-name="Default" style:data-style-name="N10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Loss_0.1" table:style-name="ta1">
        <table:shapes>
          <draw:frame draw:z-index="0" draw:style-name="gr1" draw:text-style-name="P1" svg:width="293.8mm" svg:height="165.34mm" svg:x="9.59mm" svg:y="118.1mm">
            <draw:object draw:notify-on-update-of-ranges="'trainLoss_0.1'.A1:'trainLoss_0.1'.A1 'trainLoss_0.1'.A2:'trainLoss_0.1'.A11 'trainLoss_0.1'.B1:'trainLoss_0.1'.B1 'trainLoss_0.1'.B2:'trainLoss_0.1'.B11 'trainLoss_0.1'.C1:'trainLoss_0.1'.C1 'trainLoss_0.1'.C2:'trainLoss_0.1'.C11 'trainLoss_0.1'.D1:'trainLoss_0.1'.D1 'trainLoss_0.1'.D2:'trainLoss_0.1'.D11 'trainLoss_0.1'.E1:'trainLoss_0.1'.E1 'trainLoss_0.1'.E2:'trainLoss_0.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2.98mm" svg:height="164.8mm" svg:x="10.89mm" svg:y="284.88mm">
            <draw:object draw:notify-on-update-of-ranges="'trainLoss_0.1'.A14:'trainLoss_0.1'.A14 'trainLoss_0.1'.A15:'trainLoss_0.1'.A24 'trainLoss_0.1'.B14:'trainLoss_0.1'.B14 'trainLoss_0.1'.B15:'trainLoss_0.1'.B24 'trainLoss_0.1'.C14:'trainLoss_0.1'.C14 'trainLoss_0.1'.C15:'trainLoss_0.1'.C24 'trainLoss_0.1'.D14:'trainLoss_0.1'.D14 'trainLoss_0.1'.D15:'trainLoss_0.1'.D24 'trainLoss_0.1'.E14:'trainLoss_0.1'.E14 'trainLoss_0.1'.E15:'trainLoss_0.1'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string" calcext:value-type="string">
            <text:p>0.0001</text:p>
          </table:table-cell>
          <table:table-cell table:number-columns-repeated="2"/>
        </table:table-row>
        <table:table-row table:style-name="ro1">
          <table:table-cell office:value-type="float" office:value="3.50529167579145" calcext:value-type="float">
            <text:p>3.51</text:p>
          </table:table-cell>
          <table:table-cell office:value-type="float" office:value="2.10821783463566" calcext:value-type="float">
            <text:p>2.11</text:p>
          </table:table-cell>
          <table:table-cell office:value-type="float" office:value="3.45694910141887" calcext:value-type="float">
            <text:p>3.46</text:p>
          </table:table-cell>
          <table:table-cell office:value-type="float" office:value="3.71063254414772" calcext:value-type="float">
            <text:p>3.71</text:p>
          </table:table-cell>
          <table:table-cell office:value-type="float" office:value="3.76264448579477" calcext:value-type="float">
            <text:p>3.76</text:p>
          </table:table-cell>
          <table:table-cell table:number-columns-repeated="2"/>
        </table:table-row>
        <table:table-row table:style-name="ro1">
          <table:table-cell office:value-type="float" office:value="3.5053322964785" calcext:value-type="float">
            <text:p>3.51</text:p>
          </table:table-cell>
          <table:table-cell office:value-type="float" office:value="0.743933831505021" calcext:value-type="float">
            <text:p>0.74</text:p>
          </table:table-cell>
          <table:table-cell office:value-type="float" office:value="2.64214050563014" calcext:value-type="float">
            <text:p>2.64</text:p>
          </table:table-cell>
          <table:table-cell office:value-type="float" office:value="3.53003141442124" calcext:value-type="float">
            <text:p>3.53</text:p>
          </table:table-cell>
          <table:table-cell office:value-type="float" office:value="3.75466538862306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float" office:value="3.50090260213735" calcext:value-type="float">
            <text:p>3.50</text:p>
          </table:table-cell>
          <table:table-cell office:value-type="float" office:value="0.533420812292975" calcext:value-type="float">
            <text:p>0.53</text:p>
          </table:table-cell>
          <table:table-cell office:value-type="float" office:value="1.64214551953637" calcext:value-type="float">
            <text:p>1.64</text:p>
          </table:table-cell>
          <table:table-cell office:value-type="float" office:value="3.47412584655139" calcext:value-type="float">
            <text:p>3.47</text:p>
          </table:table-cell>
          <table:table-cell office:value-type="float" office:value="3.7466814114123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float" office:value="3.50053082436931" calcext:value-type="float">
            <text:p>3.50</text:p>
          </table:table-cell>
          <table:table-cell office:value-type="float" office:value="0.436400631271607" calcext:value-type="float">
            <text:p>0.44</text:p>
          </table:table-cell>
          <table:table-cell office:value-type="float" office:value="1.05718978467036" calcext:value-type="float">
            <text:p>1.06</text:p>
          </table:table-cell>
          <table:table-cell office:value-type="float" office:value="3.43594180978074" calcext:value-type="float">
            <text:p>3.44</text:p>
          </table:table-cell>
          <table:table-cell office:value-type="float" office:value="3.73769305506531" calcext:value-type="float">
            <text:p>3.74</text:p>
          </table:table-cell>
          <table:table-cell/>
          <table:table-cell office:value-type="string" calcext:value-type="string">
            <text:p>Train Loss</text:p>
          </table:table-cell>
        </table:table-row>
        <table:table-row table:style-name="ro1">
          <table:table-cell office:value-type="float" office:value="3.5013889840671" calcext:value-type="float">
            <text:p>3.50</text:p>
          </table:table-cell>
          <table:table-cell office:value-type="float" office:value="0.398848489457171" calcext:value-type="float">
            <text:p>0.40</text:p>
          </table:table-cell>
          <table:table-cell office:value-type="float" office:value="0.737483340288912" calcext:value-type="float">
            <text:p>0.74</text:p>
          </table:table-cell>
          <table:table-cell office:value-type="float" office:value="3.40113094558521" calcext:value-type="float">
            <text:p>3.40</text:p>
          </table:table-cell>
          <table:table-cell office:value-type="float" office:value="3.72807937398249" calcext:value-type="float">
            <text:p>3.73</text:p>
          </table:table-cell>
          <table:table-cell table:number-columns-repeated="2"/>
        </table:table-row>
        <table:table-row table:style-name="ro1">
          <table:table-cell office:value-type="float" office:value="3.50095073276637" calcext:value-type="float">
            <text:p>3.50</text:p>
          </table:table-cell>
          <table:table-cell office:value-type="float" office:value="0.391431112287148" calcext:value-type="float">
            <text:p>0.39</text:p>
          </table:table-cell>
          <table:table-cell office:value-type="float" office:value="0.552405430908714" calcext:value-type="float">
            <text:p>0.55</text:p>
          </table:table-cell>
          <table:table-cell office:value-type="float" office:value="3.36392660238305" calcext:value-type="float">
            <text:p>3.36</text:p>
          </table:table-cell>
          <table:table-cell office:value-type="float" office:value="3.71569315705981" calcext:value-type="float">
            <text:p>3.72</text:p>
          </table:table-cell>
          <table:table-cell table:number-columns-repeated="2"/>
        </table:table-row>
        <table:table-row table:style-name="ro1">
          <table:table-cell office:value-type="float" office:value="3.50047129173668" calcext:value-type="float">
            <text:p>3.50</text:p>
          </table:table-cell>
          <table:table-cell office:value-type="float" office:value="0.365943395488477" calcext:value-type="float">
            <text:p>0.37</text:p>
          </table:table-cell>
          <table:table-cell office:value-type="float" office:value="0.452519305134002" calcext:value-type="float">
            <text:p>0.45</text:p>
          </table:table-cell>
          <table:table-cell office:value-type="float" office:value="3.32274968137546" calcext:value-type="float">
            <text:p>3.32</text:p>
          </table:table-cell>
          <table:table-cell office:value-type="float" office:value="3.70059159677856" calcext:value-type="float">
            <text:p>3.70</text:p>
          </table:table-cell>
          <table:table-cell table:number-columns-repeated="2"/>
        </table:table-row>
        <table:table-row table:style-name="ro1">
          <table:table-cell office:value-type="float" office:value="3.50065710203988" calcext:value-type="float">
            <text:p>3.50</text:p>
          </table:table-cell>
          <table:table-cell office:value-type="float" office:value="0.421922900328147" calcext:value-type="float">
            <text:p>0.42</text:p>
          </table:table-cell>
          <table:table-cell office:value-type="float" office:value="0.380691007509524" calcext:value-type="float">
            <text:p>0.38</text:p>
          </table:table-cell>
          <table:table-cell office:value-type="float" office:value="3.25860388278961" calcext:value-type="float">
            <text:p>3.26</text:p>
          </table:table-cell>
          <table:table-cell office:value-type="float" office:value="3.68113069680272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float" office:value="3.50124321567769" calcext:value-type="float">
            <text:p>3.50</text:p>
          </table:table-cell>
          <table:table-cell office:value-type="float" office:value="0.407496922141017" calcext:value-type="float">
            <text:p>0.41</text:p>
          </table:table-cell>
          <table:table-cell office:value-type="float" office:value="0.325995457141983" calcext:value-type="float">
            <text:p>0.33</text:p>
          </table:table-cell>
          <table:table-cell office:value-type="float" office:value="3.12617913338603" calcext:value-type="float">
            <text:p>3.13</text:p>
          </table:table-cell>
          <table:table-cell office:value-type="float" office:value="3.65634290807101" calcext:value-type="float">
            <text:p>3.66</text:p>
          </table:table-cell>
          <table:table-cell table:number-columns-repeated="2"/>
        </table:table-row>
        <table:table-row table:style-name="ro1">
          <table:table-cell office:value-type="float" office:value="3.50162874411563" calcext:value-type="float">
            <text:p>3.50</text:p>
          </table:table-cell>
          <table:table-cell office:value-type="float" office:value="0.4454773602437" calcext:value-type="float">
            <text:p>0.45</text:p>
          </table:table-cell>
          <table:table-cell office:value-type="float" office:value="0.290004484838217" calcext:value-type="float">
            <text:p>0.29</text:p>
          </table:table-cell>
          <table:table-cell office:value-type="float" office:value="2.91235526337916" calcext:value-type="float">
            <text:p>2.91</text:p>
          </table:table-cell>
          <table:table-cell office:value-type="float" office:value="3.62561041749254" calcext:value-type="float">
            <text:p>3.6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string" calcext:value-type="string">
            <text:p>0.0001</text:p>
          </table:table-cell>
          <table:table-cell table:number-columns-repeated="2"/>
        </table:table-row>
        <table:table-row table:style-name="ro1">
          <table:table-cell office:value-type="float" office:value="3.4944577217102" calcext:value-type="float">
            <text:p>3.49</text:p>
          </table:table-cell>
          <table:table-cell office:value-type="float" office:value="0.768458425998688" calcext:value-type="float">
            <text:p>0.77</text:p>
          </table:table-cell>
          <table:table-cell office:value-type="float" office:value="3.22809720039368" calcext:value-type="float">
            <text:p>3.23</text:p>
          </table:table-cell>
          <table:table-cell office:value-type="float" office:value="3.63024497032166" calcext:value-type="float">
            <text:p>3.63</text:p>
          </table:table-cell>
          <table:table-cell office:value-type="float" office:value="3.75875568389893" calcext:value-type="float">
            <text:p>3.76</text:p>
          </table:table-cell>
          <table:table-cell table:number-columns-repeated="2"/>
        </table:table-row>
        <table:table-row table:style-name="ro1">
          <table:table-cell office:value-type="float" office:value="3.50066065788269" calcext:value-type="float">
            <text:p>3.50</text:p>
          </table:table-cell>
          <table:table-cell office:value-type="float" office:value="0.261708289384842" calcext:value-type="float">
            <text:p>0.26</text:p>
          </table:table-cell>
          <table:table-cell office:value-type="float" office:value="1.79153275489807" calcext:value-type="float">
            <text:p>1.79</text:p>
          </table:table-cell>
          <table:table-cell office:value-type="float" office:value="3.47308564186096" calcext:value-type="float">
            <text:p>3.47</text:p>
          </table:table-cell>
          <table:table-cell office:value-type="float" office:value="3.75055980682373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float" office:value="3.50203561782837" calcext:value-type="float">
            <text:p>3.50</text:p>
          </table:table-cell>
          <table:table-cell office:value-type="float" office:value="0.187964275479317" calcext:value-type="float">
            <text:p>0.19</text:p>
          </table:table-cell>
          <table:table-cell office:value-type="float" office:value="1.06530129909515" calcext:value-type="float">
            <text:p>1.07</text:p>
          </table:table-cell>
          <table:table-cell office:value-type="float" office:value="3.43619346618652" calcext:value-type="float">
            <text:p>3.44</text:p>
          </table:table-cell>
          <table:table-cell office:value-type="float" office:value="3.74192881584167" calcext:value-type="float">
            <text:p>3.74</text:p>
          </table:table-cell>
          <table:table-cell table:number-columns-repeated="2"/>
        </table:table-row>
        <table:table-row table:style-name="ro1">
          <table:table-cell office:value-type="float" office:value="3.49880695343018" calcext:value-type="float">
            <text:p>3.50</text:p>
          </table:table-cell>
          <table:table-cell office:value-type="float" office:value="0.145049944519997" calcext:value-type="float">
            <text:p>0.15</text:p>
          </table:table-cell>
          <table:table-cell office:value-type="float" office:value="0.642013728618622" calcext:value-type="float">
            <text:p>0.64</text:p>
          </table:table-cell>
          <table:table-cell office:value-type="float" office:value="3.39362096786499" calcext:value-type="float">
            <text:p>3.39</text:p>
          </table:table-cell>
          <table:table-cell office:value-type="float" office:value="3.73232412338257" calcext:value-type="float">
            <text:p>3.73</text:p>
          </table:table-cell>
          <table:table-cell/>
          <table:table-cell office:value-type="string" calcext:value-type="string">
            <text:p>Validation Loss</text:p>
          </table:table-cell>
        </table:table-row>
        <table:table-row table:style-name="ro1">
          <table:table-cell office:value-type="float" office:value="3.50420594215393" calcext:value-type="float">
            <text:p>3.50</text:p>
          </table:table-cell>
          <table:table-cell office:value-type="float" office:value="0.163258031010628" calcext:value-type="float">
            <text:p>0.16</text:p>
          </table:table-cell>
          <table:table-cell office:value-type="float" office:value="0.419400632381439" calcext:value-type="float">
            <text:p>0.42</text:p>
          </table:table-cell>
          <table:table-cell office:value-type="float" office:value="3.3533923625946" calcext:value-type="float">
            <text:p>3.35</text:p>
          </table:table-cell>
          <table:table-cell office:value-type="float" office:value="3.72089314460754" calcext:value-type="float">
            <text:p>3.72</text:p>
          </table:table-cell>
          <table:table-cell table:number-columns-repeated="2"/>
        </table:table-row>
        <table:table-row table:style-name="ro1">
          <table:table-cell office:value-type="float" office:value="3.50499677658081" calcext:value-type="float">
            <text:p>3.50</text:p>
          </table:table-cell>
          <table:table-cell office:value-type="float" office:value="0.101695843040943" calcext:value-type="float">
            <text:p>0.10</text:p>
          </table:table-cell>
          <table:table-cell office:value-type="float" office:value="0.291195720434189" calcext:value-type="float">
            <text:p>0.29</text:p>
          </table:table-cell>
          <table:table-cell office:value-type="float" office:value="3.31169009208679" calcext:value-type="float">
            <text:p>3.31</text:p>
          </table:table-cell>
          <table:table-cell office:value-type="float" office:value="3.70674443244934" calcext:value-type="float">
            <text:p>3.71</text:p>
          </table:table-cell>
          <table:table-cell table:number-columns-repeated="2"/>
        </table:table-row>
        <table:table-row table:style-name="ro1">
          <table:table-cell office:value-type="float" office:value="3.49941396713257" calcext:value-type="float">
            <text:p>3.50</text:p>
          </table:table-cell>
          <table:table-cell office:value-type="float" office:value="0.143713667988777" calcext:value-type="float">
            <text:p>0.14</text:p>
          </table:table-cell>
          <table:table-cell office:value-type="float" office:value="0.225946560502052" calcext:value-type="float">
            <text:p>0.23</text:p>
          </table:table-cell>
          <table:table-cell office:value-type="float" office:value="3.25048184394836" calcext:value-type="float">
            <text:p>3.25</text:p>
          </table:table-cell>
          <table:table-cell office:value-type="float" office:value="3.68853187561035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3.5052285194397" calcext:value-type="float">
            <text:p>3.51</text:p>
          </table:table-cell>
          <table:table-cell office:value-type="float" office:value="0.164605140686035" calcext:value-type="float">
            <text:p>0.16</text:p>
          </table:table-cell>
          <table:table-cell office:value-type="float" office:value="0.206928044557571" calcext:value-type="float">
            <text:p>0.21</text:p>
          </table:table-cell>
          <table:table-cell office:value-type="float" office:value="3.14959478378296" calcext:value-type="float">
            <text:p>3.15</text:p>
          </table:table-cell>
          <table:table-cell office:value-type="float" office:value="3.66473436355591" calcext:value-type="float">
            <text:p>3.66</text:p>
          </table:table-cell>
          <table:table-cell table:number-columns-repeated="2"/>
        </table:table-row>
        <table:table-row table:style-name="ro1">
          <table:table-cell office:value-type="float" office:value="3.50168538093567" calcext:value-type="float">
            <text:p>3.50</text:p>
          </table:table-cell>
          <table:table-cell office:value-type="float" office:value="0.100743480026722" calcext:value-type="float">
            <text:p>0.10</text:p>
          </table:table-cell>
          <table:table-cell office:value-type="float" office:value="0.16291631758213" calcext:value-type="float">
            <text:p>0.16</text:p>
          </table:table-cell>
          <table:table-cell office:value-type="float" office:value="2.95062947273254" calcext:value-type="float">
            <text:p>2.95</text:p>
          </table:table-cell>
          <table:table-cell office:value-type="float" office:value="3.63420152664185" calcext:value-type="float">
            <text:p>3.63</text:p>
          </table:table-cell>
          <table:table-cell table:number-columns-repeated="2"/>
        </table:table-row>
        <table:table-row table:style-name="ro1">
          <table:table-cell office:value-type="float" office:value="3.50020408630371" calcext:value-type="float">
            <text:p>3.50</text:p>
          </table:table-cell>
          <table:table-cell office:value-type="float" office:value="0.104099743068218" calcext:value-type="float">
            <text:p>0.10</text:p>
          </table:table-cell>
          <table:table-cell office:value-type="float" office:value="0.150292187929153" calcext:value-type="float">
            <text:p>0.15</text:p>
          </table:table-cell>
          <table:table-cell office:value-type="float" office:value="2.64670538902283" calcext:value-type="float">
            <text:p>2.65</text:p>
          </table:table-cell>
          <table:table-cell office:value-type="float" office:value="3.59756422042847" calcext:value-type="float">
            <text:p>3.60</text:p>
          </table:table-cell>
          <table:table-cell table:number-columns-repeated="2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0" number:grouping="true" number:min-exponent-digits="2" loext:exponent-interval="4" loext:forced-exponent-sign="fals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.00.0000</text:date>, <text:time style:data-style-name="N2" text:time-value="22:44:10.5453421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23:48:05.333924059</dc:date>
    <meta:editing-duration>PT1H4M42S</meta:editing-duration>
    <meta:editing-cycles>7</meta:editing-cycles>
    <meta:generator>LibreOffice/6.0.2.1$Linux_X86_64 LibreOffice_project/00m0$Build-1</meta:generator>
    <meta:document-statistic meta:table-count="2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000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381cm" svg:height="16.535cm" xlink:href=".." xlink:type="simple" chart:class="chart:line" chart:style-name="ch1">
        <chart:title svg:x="10.814cm" svg:y="0.466cm" chart:style-name="ch2">
          <text:p>Comparison of several Learning Rates</text:p>
        </chart:title>
        <chart:subtitle svg:x="13.487cm" svg:y="1.587cm" chart:style-name="ch3">
          <text:p>Training Loss</text:p>
        </chart:subtitle>
        <chart:legend chart:legend-position="end" svg:x="26.904cm" svg:y="7.019cm" style:legend-expansion="high" chart:style-name="ch4"/>
        <chart:plot-area chart:style-name="ch5" table:cell-range-address="'trainLoss_0.1'.A1:'trainLoss_0.1'.E11" chart:data-source-has-labels="row" svg:x="1.572cm" svg:y="2.562cm" svg:width="24.745cm" svg:height="12.688cm">
          <chartooo:coordinate-region svg:x="2.544cm" svg:y="2.752cm" svg:width="23.565cm" svg:height="11.87cm"/>
          <chart:axis chart:dimension="x" chart:name="primary-x" chart:style-name="ch6">
            <chart:title svg:x="13.441cm" svg:y="15.58cm" chart:style-name="ch7">
              <text:p>Epoch</text:p>
            </chart:title>
          </chart:axis>
          <chart:axis chart:dimension="y" chart:name="primary-y" chart:style-name="ch8">
            <chart:title svg:x="0.451cm" svg:y="9.306cm" chart:style-name="ch9">
              <text:p>Loss</text:p>
            </chart:title>
            <chart:grid chart:style-name="ch10" chart:class="major"/>
          </chart:axis>
          <chart:series chart:style-name="ch11" chart:values-cell-range-address="'trainLoss_0.1'.A2:'trainLoss_0.1'.A11" chart:label-cell-address="'trainLoss_0.1'.A1:'trainLoss_0.1'.A1" chart:class="chart:line">
            <chart:data-point chart:repeated="10"/>
          </chart:series>
          <chart:series chart:style-name="ch12" chart:values-cell-range-address="'trainLoss_0.1'.B2:'trainLoss_0.1'.B11" chart:label-cell-address="'trainLoss_0.1'.B1:'trainLoss_0.1'.B1" chart:class="chart:line">
            <chart:data-point chart:repeated="10"/>
          </chart:series>
          <chart:series chart:style-name="ch13" chart:values-cell-range-address="'trainLoss_0.1'.C2:'trainLoss_0.1'.C11" chart:label-cell-address="'trainLoss_0.1'.C1:'trainLoss_0.1'.C1" chart:class="chart:line">
            <chart:data-point chart:repeated="10"/>
          </chart:series>
          <chart:series chart:style-name="ch14" chart:values-cell-range-address="'trainLoss_0.1'.D2:'trainLoss_0.1'.D11" chart:label-cell-address="'trainLoss_0.1'.D1:'trainLoss_0.1'.D1" chart:class="chart:line">
            <chart:data-point chart:repeated="10"/>
          </chart:series>
          <chart:series chart:style-name="ch15" chart:values-cell-range-address="'trainLoss_0.1'.E2:'trainLoss_0.1'.E11" chart:label-cell-address="'trainLoss_0.1'.E1:'trainLoss_0.1'.E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rainLoss_0.1'.A1:'trainLoss_0.1'.A1</svg:desc>
                </draw:g>
              </table:table-cell>
              <table:table-cell office:value-type="string">
                <text:p>0.1</text:p>
                <draw:g>
                  <svg:desc>'trainLoss_0.1'.B1:'trainLoss_0.1'.B1</svg:desc>
                </draw:g>
              </table:table-cell>
              <table:table-cell office:value-type="string">
                <text:p>0.01</text:p>
                <draw:g>
                  <svg:desc>'trainLoss_0.1'.C1:'trainLoss_0.1'.C1</svg:desc>
                </draw:g>
              </table:table-cell>
              <table:table-cell office:value-type="string">
                <text:p>0.001</text:p>
                <draw:g>
                  <svg:desc>'trainLoss_0.1'.D1:'trainLoss_0.1'.D1</svg:desc>
                </draw:g>
              </table:table-cell>
              <table:table-cell office:value-type="string">
                <text:p>0.0001</text:p>
                <draw:g>
                  <svg:desc>'trainLoss_0.1'.E1:'trainLoss_0.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0529167579145">
                <text:p>3.50529167579145</text:p>
                <draw:g>
                  <svg:desc>'trainLoss_0.1'.A2:'trainLoss_0.1'.A11</svg:desc>
                </draw:g>
              </table:table-cell>
              <table:table-cell office:value-type="float" office:value="2.10821783463566">
                <text:p>2.10821783463566</text:p>
                <draw:g>
                  <svg:desc>'trainLoss_0.1'.B2:'trainLoss_0.1'.B11</svg:desc>
                </draw:g>
              </table:table-cell>
              <table:table-cell office:value-type="float" office:value="3.45694910141887">
                <text:p>3.45694910141887</text:p>
                <draw:g>
                  <svg:desc>'trainLoss_0.1'.C2:'trainLoss_0.1'.C11</svg:desc>
                </draw:g>
              </table:table-cell>
              <table:table-cell office:value-type="float" office:value="3.71063254414772">
                <text:p>3.71063254414772</text:p>
                <draw:g>
                  <svg:desc>'trainLoss_0.1'.D2:'trainLoss_0.1'.D11</svg:desc>
                </draw:g>
              </table:table-cell>
              <table:table-cell office:value-type="float" office:value="3.76264448579477">
                <text:p>3.76264448579477</text:p>
                <draw:g>
                  <svg:desc>'trainLoss_0.1'.E2:'trainLoss_0.1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053322964785">
                <text:p>3.5053322964785</text:p>
              </table:table-cell>
              <table:table-cell office:value-type="float" office:value="0.743933831505021">
                <text:p>0.743933831505021</text:p>
              </table:table-cell>
              <table:table-cell office:value-type="float" office:value="2.64214050563014">
                <text:p>2.64214050563014</text:p>
              </table:table-cell>
              <table:table-cell office:value-type="float" office:value="3.53003141442124">
                <text:p>3.53003141442124</text:p>
              </table:table-cell>
              <table:table-cell office:value-type="float" office:value="3.75466538862306">
                <text:p>3.75466538862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090260213735">
                <text:p>3.50090260213735</text:p>
              </table:table-cell>
              <table:table-cell office:value-type="float" office:value="0.533420812292975">
                <text:p>0.533420812292975</text:p>
              </table:table-cell>
              <table:table-cell office:value-type="float" office:value="1.64214551953637">
                <text:p>1.64214551953637</text:p>
              </table:table-cell>
              <table:table-cell office:value-type="float" office:value="3.47412584655139">
                <text:p>3.47412584655139</text:p>
              </table:table-cell>
              <table:table-cell office:value-type="float" office:value="3.7466814114123">
                <text:p>3.7466814114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053082436931">
                <text:p>3.50053082436931</text:p>
              </table:table-cell>
              <table:table-cell office:value-type="float" office:value="0.436400631271607">
                <text:p>0.436400631271607</text:p>
              </table:table-cell>
              <table:table-cell office:value-type="float" office:value="1.05718978467036">
                <text:p>1.05718978467036</text:p>
              </table:table-cell>
              <table:table-cell office:value-type="float" office:value="3.43594180978074">
                <text:p>3.43594180978074</text:p>
              </table:table-cell>
              <table:table-cell office:value-type="float" office:value="3.73769305506531">
                <text:p>3.73769305506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013889840671">
                <text:p>3.5013889840671</text:p>
              </table:table-cell>
              <table:table-cell office:value-type="float" office:value="0.398848489457171">
                <text:p>0.398848489457171</text:p>
              </table:table-cell>
              <table:table-cell office:value-type="float" office:value="0.737483340288912">
                <text:p>0.737483340288912</text:p>
              </table:table-cell>
              <table:table-cell office:value-type="float" office:value="3.40113094558521">
                <text:p>3.40113094558521</text:p>
              </table:table-cell>
              <table:table-cell office:value-type="float" office:value="3.72807937398249">
                <text:p>3.72807937398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0095073276637">
                <text:p>3.50095073276637</text:p>
              </table:table-cell>
              <table:table-cell office:value-type="float" office:value="0.391431112287148">
                <text:p>0.391431112287148</text:p>
              </table:table-cell>
              <table:table-cell office:value-type="float" office:value="0.552405430908714">
                <text:p>0.552405430908714</text:p>
              </table:table-cell>
              <table:table-cell office:value-type="float" office:value="3.36392660238305">
                <text:p>3.36392660238305</text:p>
              </table:table-cell>
              <table:table-cell office:value-type="float" office:value="3.71569315705981">
                <text:p>3.71569315705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047129173668">
                <text:p>3.50047129173668</text:p>
              </table:table-cell>
              <table:table-cell office:value-type="float" office:value="0.365943395488477">
                <text:p>0.365943395488477</text:p>
              </table:table-cell>
              <table:table-cell office:value-type="float" office:value="0.452519305134002">
                <text:p>0.452519305134002</text:p>
              </table:table-cell>
              <table:table-cell office:value-type="float" office:value="3.32274968137546">
                <text:p>3.32274968137546</text:p>
              </table:table-cell>
              <table:table-cell office:value-type="float" office:value="3.70059159677856">
                <text:p>3.70059159677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65710203988">
                <text:p>3.50065710203988</text:p>
              </table:table-cell>
              <table:table-cell office:value-type="float" office:value="0.421922900328147">
                <text:p>0.421922900328147</text:p>
              </table:table-cell>
              <table:table-cell office:value-type="float" office:value="0.380691007509524">
                <text:p>0.380691007509524</text:p>
              </table:table-cell>
              <table:table-cell office:value-type="float" office:value="3.25860388278961">
                <text:p>3.25860388278961</text:p>
              </table:table-cell>
              <table:table-cell office:value-type="float" office:value="3.68113069680272">
                <text:p>3.68113069680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0124321567769">
                <text:p>3.50124321567769</text:p>
              </table:table-cell>
              <table:table-cell office:value-type="float" office:value="0.407496922141017">
                <text:p>0.407496922141017</text:p>
              </table:table-cell>
              <table:table-cell office:value-type="float" office:value="0.325995457141983">
                <text:p>0.325995457141983</text:p>
              </table:table-cell>
              <table:table-cell office:value-type="float" office:value="3.12617913338603">
                <text:p>3.12617913338603</text:p>
              </table:table-cell>
              <table:table-cell office:value-type="float" office:value="3.65634290807101">
                <text:p>3.65634290807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162874411563">
                <text:p>3.50162874411563</text:p>
              </table:table-cell>
              <table:table-cell office:value-type="float" office:value="0.4454773602437">
                <text:p>0.4454773602437</text:p>
              </table:table-cell>
              <table:table-cell office:value-type="float" office:value="0.290004484838217">
                <text:p>0.290004484838217</text:p>
              </table:table-cell>
              <table:table-cell office:value-type="float" office:value="2.91235526337916">
                <text:p>2.91235526337916</text:p>
              </table:table-cell>
              <table:table-cell office:value-type="float" office:value="3.62561041749254">
                <text:p>3.62561041749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000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99cm" svg:height="16.481cm" xlink:href=".." xlink:type="simple" chart:class="chart:line" chart:style-name="ch1">
        <chart:title svg:x="10.773cm" svg:y="0.465cm" chart:style-name="ch2">
          <text:p>Comparison of several Learning Rates</text:p>
        </chart:title>
        <chart:subtitle svg:x="13.326cm" svg:y="1.585cm" chart:style-name="ch3">
          <text:p>Validation Loss</text:p>
        </chart:subtitle>
        <chart:legend chart:legend-position="end" svg:x="26.822cm" svg:y="6.992cm" style:legend-expansion="high" chart:style-name="ch4"/>
        <chart:plot-area chart:style-name="ch5" table:cell-range-address="'trainLoss_0.1'.A14:'trainLoss_0.1'.E24" chart:data-source-has-labels="row" svg:x="1.57cm" svg:y="2.559cm" svg:width="24.667cm" svg:height="12.638cm">
          <chartooo:coordinate-region svg:x="2.542cm" svg:y="2.749cm" svg:width="23.487cm" svg:height="11.82cm"/>
          <chart:axis chart:dimension="x" chart:name="primary-x" chart:style-name="ch6">
            <chart:title svg:x="13.4cm" svg:y="15.526cm" chart:style-name="ch7">
              <text:p>Epoch</text:p>
            </chart:title>
          </chart:axis>
          <chart:axis chart:dimension="y" chart:name="primary-y" chart:style-name="ch8">
            <chart:title svg:x="0.451cm" svg:y="9.278cm" chart:style-name="ch9">
              <text:p>Loss</text:p>
            </chart:title>
            <chart:grid chart:style-name="ch10" chart:class="major"/>
          </chart:axis>
          <chart:series chart:style-name="ch11" chart:values-cell-range-address="'trainLoss_0.1'.A15:'trainLoss_0.1'.A24" chart:label-cell-address="'trainLoss_0.1'.A14:'trainLoss_0.1'.A14" chart:class="chart:line">
            <chart:data-point chart:repeated="10"/>
          </chart:series>
          <chart:series chart:style-name="ch12" chart:values-cell-range-address="'trainLoss_0.1'.B15:'trainLoss_0.1'.B24" chart:label-cell-address="'trainLoss_0.1'.B14:'trainLoss_0.1'.B14" chart:class="chart:line">
            <chart:data-point chart:repeated="10"/>
          </chart:series>
          <chart:series chart:style-name="ch13" chart:values-cell-range-address="'trainLoss_0.1'.C15:'trainLoss_0.1'.C24" chart:label-cell-address="'trainLoss_0.1'.C14:'trainLoss_0.1'.C14" chart:class="chart:line">
            <chart:data-point chart:repeated="10"/>
          </chart:series>
          <chart:series chart:style-name="ch14" chart:values-cell-range-address="'trainLoss_0.1'.D15:'trainLoss_0.1'.D24" chart:label-cell-address="'trainLoss_0.1'.D14:'trainLoss_0.1'.D14" chart:class="chart:line">
            <chart:data-point chart:repeated="10"/>
          </chart:series>
          <chart:series chart:style-name="ch15" chart:values-cell-range-address="'trainLoss_0.1'.E15:'trainLoss_0.1'.E24" chart:label-cell-address="'trainLoss_0.1'.E14:'trainLoss_0.1'.E14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trainLoss_0.1'.A14:'trainLoss_0.1'.A14</svg:desc>
                </draw:g>
              </table:table-cell>
              <table:table-cell office:value-type="string">
                <text:p>0.1</text:p>
                <draw:g>
                  <svg:desc>'trainLoss_0.1'.B14:'trainLoss_0.1'.B14</svg:desc>
                </draw:g>
              </table:table-cell>
              <table:table-cell office:value-type="string">
                <text:p>0.01</text:p>
                <draw:g>
                  <svg:desc>'trainLoss_0.1'.C14:'trainLoss_0.1'.C14</svg:desc>
                </draw:g>
              </table:table-cell>
              <table:table-cell office:value-type="string">
                <text:p>0.001</text:p>
                <draw:g>
                  <svg:desc>'trainLoss_0.1'.D14:'trainLoss_0.1'.D14</svg:desc>
                </draw:g>
              </table:table-cell>
              <table:table-cell office:value-type="string">
                <text:p>0.0001</text:p>
                <draw:g>
                  <svg:desc>'trainLoss_0.1'.E14:'trainLoss_0.1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944577217102">
                <text:p>3.4944577217102</text:p>
                <draw:g>
                  <svg:desc>'trainLoss_0.1'.A15:'trainLoss_0.1'.A24</svg:desc>
                </draw:g>
              </table:table-cell>
              <table:table-cell office:value-type="float" office:value="0.768458425998688">
                <text:p>0.768458425998688</text:p>
                <draw:g>
                  <svg:desc>'trainLoss_0.1'.B15:'trainLoss_0.1'.B24</svg:desc>
                </draw:g>
              </table:table-cell>
              <table:table-cell office:value-type="float" office:value="3.22809720039368">
                <text:p>3.22809720039368</text:p>
                <draw:g>
                  <svg:desc>'trainLoss_0.1'.C15:'trainLoss_0.1'.C24</svg:desc>
                </draw:g>
              </table:table-cell>
              <table:table-cell office:value-type="float" office:value="3.63024497032166">
                <text:p>3.63024497032166</text:p>
                <draw:g>
                  <svg:desc>'trainLoss_0.1'.D15:'trainLoss_0.1'.D24</svg:desc>
                </draw:g>
              </table:table-cell>
              <table:table-cell office:value-type="float" office:value="3.75875568389893">
                <text:p>3.75875568389893</text:p>
                <draw:g>
                  <svg:desc>'trainLoss_0.1'.E15:'trainLoss_0.1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0066065788269">
                <text:p>3.50066065788269</text:p>
              </table:table-cell>
              <table:table-cell office:value-type="float" office:value="0.261708289384842">
                <text:p>0.261708289384842</text:p>
              </table:table-cell>
              <table:table-cell office:value-type="float" office:value="1.79153275489807">
                <text:p>1.79153275489807</text:p>
              </table:table-cell>
              <table:table-cell office:value-type="float" office:value="3.47308564186096">
                <text:p>3.47308564186096</text:p>
              </table:table-cell>
              <table:table-cell office:value-type="float" office:value="3.75055980682373">
                <text:p>3.7505598068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203561782837">
                <text:p>3.50203561782837</text:p>
              </table:table-cell>
              <table:table-cell office:value-type="float" office:value="0.187964275479317">
                <text:p>0.187964275479317</text:p>
              </table:table-cell>
              <table:table-cell office:value-type="float" office:value="1.06530129909515">
                <text:p>1.06530129909515</text:p>
              </table:table-cell>
              <table:table-cell office:value-type="float" office:value="3.43619346618652">
                <text:p>3.43619346618652</text:p>
              </table:table-cell>
              <table:table-cell office:value-type="float" office:value="3.74192881584167">
                <text:p>3.74192881584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880695343018">
                <text:p>3.49880695343018</text:p>
              </table:table-cell>
              <table:table-cell office:value-type="float" office:value="0.145049944519997">
                <text:p>0.145049944519997</text:p>
              </table:table-cell>
              <table:table-cell office:value-type="float" office:value="0.642013728618622">
                <text:p>0.642013728618622</text:p>
              </table:table-cell>
              <table:table-cell office:value-type="float" office:value="3.39362096786499">
                <text:p>3.39362096786499</text:p>
              </table:table-cell>
              <table:table-cell office:value-type="float" office:value="3.73232412338257">
                <text:p>3.73232412338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0420594215393">
                <text:p>3.50420594215393</text:p>
              </table:table-cell>
              <table:table-cell office:value-type="float" office:value="0.163258031010628">
                <text:p>0.163258031010628</text:p>
              </table:table-cell>
              <table:table-cell office:value-type="float" office:value="0.419400632381439">
                <text:p>0.419400632381439</text:p>
              </table:table-cell>
              <table:table-cell office:value-type="float" office:value="3.3533923625946">
                <text:p>3.3533923625946</text:p>
              </table:table-cell>
              <table:table-cell office:value-type="float" office:value="3.72089314460754">
                <text:p>3.7208931446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0499677658081">
                <text:p>3.50499677658081</text:p>
              </table:table-cell>
              <table:table-cell office:value-type="float" office:value="0.101695843040943">
                <text:p>0.101695843040943</text:p>
              </table:table-cell>
              <table:table-cell office:value-type="float" office:value="0.291195720434189">
                <text:p>0.291195720434189</text:p>
              </table:table-cell>
              <table:table-cell office:value-type="float" office:value="3.31169009208679">
                <text:p>3.31169009208679</text:p>
              </table:table-cell>
              <table:table-cell office:value-type="float" office:value="3.70674443244934">
                <text:p>3.70674443244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941396713257">
                <text:p>3.49941396713257</text:p>
              </table:table-cell>
              <table:table-cell office:value-type="float" office:value="0.143713667988777">
                <text:p>0.143713667988777</text:p>
              </table:table-cell>
              <table:table-cell office:value-type="float" office:value="0.225946560502052">
                <text:p>0.225946560502052</text:p>
              </table:table-cell>
              <table:table-cell office:value-type="float" office:value="3.25048184394836">
                <text:p>3.25048184394836</text:p>
              </table:table-cell>
              <table:table-cell office:value-type="float" office:value="3.68853187561035">
                <text:p>3.68853187561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52285194397">
                <text:p>3.5052285194397</text:p>
              </table:table-cell>
              <table:table-cell office:value-type="float" office:value="0.164605140686035">
                <text:p>0.164605140686035</text:p>
              </table:table-cell>
              <table:table-cell office:value-type="float" office:value="0.206928044557571">
                <text:p>0.206928044557571</text:p>
              </table:table-cell>
              <table:table-cell office:value-type="float" office:value="3.14959478378296">
                <text:p>3.14959478378296</text:p>
              </table:table-cell>
              <table:table-cell office:value-type="float" office:value="3.66473436355591">
                <text:p>3.66473436355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0168538093567">
                <text:p>3.50168538093567</text:p>
              </table:table-cell>
              <table:table-cell office:value-type="float" office:value="0.100743480026722">
                <text:p>0.100743480026722</text:p>
              </table:table-cell>
              <table:table-cell office:value-type="float" office:value="0.16291631758213">
                <text:p>0.16291631758213</text:p>
              </table:table-cell>
              <table:table-cell office:value-type="float" office:value="2.95062947273254">
                <text:p>2.95062947273254</text:p>
              </table:table-cell>
              <table:table-cell office:value-type="float" office:value="3.63420152664185">
                <text:p>3.63420152664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0408630371">
                <text:p>3.50020408630371</text:p>
              </table:table-cell>
              <table:table-cell office:value-type="float" office:value="0.104099743068218">
                <text:p>0.104099743068218</text:p>
              </table:table-cell>
              <table:table-cell office:value-type="float" office:value="0.150292187929153">
                <text:p>0.150292187929153</text:p>
              </table:table-cell>
              <table:table-cell office:value-type="float" office:value="2.64670538902283">
                <text:p>2.64670538902283</text:p>
              </table:table-cell>
              <table:table-cell office:value-type="float" office:value="3.59756422042847">
                <text:p>3.59756422042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